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25a7" officeooo:paragraph-rsid="001f25a7"/>
    </style:style>
    <style:style style:name="P2" style:family="paragraph" style:parent-style-name="Standard">
      <style:text-properties officeooo:rsid="001f25a7" officeooo:paragraph-rsid="0025e41d"/>
    </style:style>
    <style:style style:name="P3" style:family="paragraph" style:parent-style-name="Standard">
      <style:text-properties officeooo:rsid="002175ce" officeooo:paragraph-rsid="002175ce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f25a7" officeooo:paragraph-rsid="001f25a7" style:font-weight-asian="bold" style:font-weight-complex="bold"/>
    </style:style>
    <style:style style:name="P5" style:family="paragraph" style:parent-style-name="Standard">
      <style:text-properties fo:font-style="italic" officeooo:rsid="0025e41d" officeooo:paragraph-rsid="0025e41d" style:font-style-asian="italic" style:font-style-complex="italic"/>
    </style:style>
    <style:style style:name="P6" style:family="paragraph" style:parent-style-name="Standard">
      <style:text-properties fo:font-style="italic" officeooo:rsid="00267b9e" officeooo:paragraph-rsid="00267b9e" style:font-style-asian="italic" style:font-style-complex="italic"/>
    </style:style>
    <style:style style:name="P7" style:family="paragraph" style:parent-style-name="Standard">
      <style:text-properties fo:font-style="normal" officeooo:rsid="0025e41d" officeooo:paragraph-rsid="0025e41d" style:font-style-asian="normal" style:font-style-complex="normal"/>
    </style:style>
    <style:style style:name="P8" style:family="paragraph" style:parent-style-name="Standard">
      <style:text-properties fo:font-style="normal" officeooo:rsid="00267b9e" officeooo:paragraph-rsid="00267b9e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f107"/>
    </style:style>
    <style:style style:name="T3" style:family="text">
      <style:text-properties officeooo:rsid="00249005"/>
    </style:style>
    <style:style style:name="T4" style:family="text">
      <style:text-properties officeooo:rsid="0025e41d"/>
    </style:style>
    <style:style style:name="T5" style:family="text">
      <style:text-properties fo:font-style="italic" officeooo:rsid="0025e41d" style:font-style-asian="italic" style:font-style-complex="italic"/>
    </style:style>
    <style:style style:name="T6" style:family="text">
      <style:text-properties fo:font-style="normal" officeooo:rsid="0025e41d" style:font-style-asian="normal" style:font-style-complex="normal"/>
    </style:style>
    <style:style style:name="T7" style:family="text">
      <style:text-properties officeooo:rsid="00267b9e"/>
    </style:style>
    <style:style style:name="T8" style:family="text">
      <style:text-properties officeooo:rsid="0027f3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gramming Theory Project Brief</text:p>
      <text:p text:style-name="P1"/>
      <text:p text:style-name="P2"><text:span text:style-name="T1">Purpose: </text:span>Create a simple game that demonstrates the use of the pillars of OOP.</text:p>
      <text:p text:style-name="P2"><text:span text:style-name="T5">Player Control:</text:span><text:span text:style-name="T4"> </text:span></text:p>
      <text:p text:style-name="P2"><text:span text:style-name="T4">- You play as a single cell organism in a top-down simulator using WASD to move.</text:span></text:p>
      <text:p text:style-name="P2"><text:span text:style-name="T5">Basic Gameplay:</text:span><text:span text:style-name="T6"> </text:span></text:p>
      <text:p text:style-name="P2"><text:span text:style-name="T6">- Survive by eating cells or food smaller than you while avoiding larger cells.</text:span></text:p>
      <text:p text:style-name="P2"><text:span text:style-name="T6">- Goal is to become the dominant cell in the environment.</text:span></text:p>
      <text:p text:style-name="P5">Sound &amp; Effects:</text:p>
      <text:p text:style-name="P7">- <text:span text:style-name="T7">Sound and effects on eating, special actions and dying.</text:span></text:p>
      <text:p text:style-name="P6">Gameplay Mechanics:</text:p>
      <text:p text:style-name="P8">- Grow larger as you eat more, but also increase your energy consumption.</text:p>
      <text:p text:style-name="P8">- Different foods have different effects on you.</text:p>
      <text:p text:style-name="P8">- Smaller cells try to flee from you, larger ones chase you.</text:p>
      <text:p text:style-name="P8">- Game ends when you either starve, get eaten or reach the maximum size.</text:p>
      <text:p text:style-name="P1"/>
      <text:p text:style-name="P3"><text:span text:style-name="T1">Inheritance:</text:span> A base class object that my other objects inherit from.</text:p>
      <text:p text:style-name="P3">- <text:span text:style-name="T3">Cell -&gt; Different cell types with varying skills.</text:span></text:p>
      <text:p text:style-name="P3">- <text:span text:style-name="T3">Food -&gt; Plant and meat based nutrients. Variation on plant type food particles.</text:span></text:p>
      <text:p text:style-name="P3"/>
      <text:p text:style-name="P3"><text:span text:style-name="T1">Polymorphism: </text:span>An implemented behaviour that differs between the base and derived class.</text:p>
      <text:p text:style-name="P3">- <text:span text:style-name="T8">Cells can grow in size, starve, pursue prey, flee predator, ignore same species.</text:span></text:p>
      <text:p text:style-name="P3"/>
      <text:p text:style-name="P3"><text:span text:style-name="T1">Encapsulation: </text:span>Protection of data from misuse.</text:p>
      <text:p text:style-name="P3">- <text:span text:style-name="T8">Cells have an internal energy value that going down.</text:span></text:p>
      <text:p text:style-name="P3">- <text:span text:style-name="T8">They have a shape and colour, as well as special mechanics for that cell.</text:span></text:p>
      <text:p text:style-name="P3">- <text:span text:style-name="T8">They have movement and rotation speed and maybe energy-state to dictate behaviour.</text:span></text:p>
      <text:p text:style-name="P3">- <text:span text:style-name="T8">Food has energy value which can feed cells.</text:span></text:p>
      <text:p text:style-name="P3"/>
      <text:p text:style-name="P3"><text:span text:style-name="T1">Abstraction: </text:span>Refactoring code into easy to use functions.</text:p>
      <text:p text:style-name="P3"><text:tab/>- <text:span text:style-name="T8">Eat(), Die(), Flee(), Pursue(), Duplicate()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7T16:15:12.594000000</meta:creation-date>
    <dc:date>2023-07-17T17:31:48.221000000</dc:date>
    <meta:editing-duration>PT34M22S</meta:editing-duration>
    <meta:editing-cycles>5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26" meta:word-count="252" meta:character-count="1480" meta:non-whitespace-character-count="1251"/>
  </office:meta>
</office:document-meta>
</file>